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0a06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Requisitos - Aplicativo Mobile para Gerenciamento de Bovinos</text:h>
      <text:h text:style-name="Heading_20_3" text:outline-level="3"><text:bookmark text:name="user-content-documento-de-requisitos---aplicativo-mobile-para-gerenciamento-de-bovinos"/>1. Visão Geral</text:h>
      <text:p text:style-name="Text_20_body"><text:bookmark text:name="user-content-1-visão-geral"/>Este documento define os requisitos funcionais e não funcionais para o desenvolvimento de um aplicativo mobile para gestão de bovinos em propriedades rurais. O aplicativo visa auxiliar os proprietários rurais na gestão financeira e no controle do rebanho.</text:p>
      <text:h text:style-name="Heading_20_3" text:outline-level="3">2. Escopo</text:h>
      <text:p text:style-name="Text_20_body"><text:bookmark text:name="user-content-2-escopo"/>O aplicativo será desenvolvido para dispositivos móveis com sistemas operacionais Android e iOS. Ele será uma plataforma web com interface móvel, permitindo acesso remoto e sincronização offline/online.</text:p>
      <text:h text:style-name="Heading_20_3" text:outline-level="3">3. Funcionalidades Principais</text:h>
      <text:h text:style-name="Heading_20_4" text:outline-level="4"><text:bookmark text:name="user-content-3-funcionalidades-principais"/>3.1 Cadastro de Lote</text:h>
      <text:list text:style-name="L1">
        <text:list-item>
          <text:p text:style-name="P2"><text:bookmark text:name="user-content-31-cadastro-de-lote"/>Permitir o cadastro de novos lotes de bovinos </text:p>
        </text:list-item>
        <text:list-item>
          <text:p text:style-name="P2">Solicitar informações básicas: quantidade de animais, data de entrada, peso médio, valor pago, peso final pretendido, data de saída pretendida </text:p>
        </text:list-item>
        <text:list-item>
          <text:p text:style-name="P1">Armazenar dados históricos dos lotes anteriores </text:p>
        </text:list-item>
      </text:list>
      <text:h text:style-name="Heading_20_4" text:outline-level="4">3.2 Calendário de Eventos</text:h>
      <text:list text:style-name="L2">
        <text:list-item>
          <text:p text:style-name="P4"><text:bookmark text:name="user-content-32-calendário-de-eventos"/>Criar um calendário personalizado para eventos importantes como: </text:p>
          <text:list>
            <text:list-item>
              <text:p text:style-name="P4">Vacinação do rebanho </text:p>
            </text:list-item>
            <text:list-item>
              <text:p text:style-name="P4">Reprodução (previsão de parto) </text:p>
            </text:list-item>
            <text:list-item>
              <text:p text:style-name="P4">Pagamentos (recebimento ou pagamento) </text:p>
            </text:list-item>
            <text:list-item>
              <text:p text:style-name="P4">Troca de fases (cria, recria, engorda) </text:p>
            </text:list-item>
          </text:list>
        </text:list-item>
        <text:list-item>
          <text:p text:style-name="P3">Notificar automaticamente os usuários sobre próximos eventos </text:p>
        </text:list-item>
      </text:list>
      <text:h text:style-name="Heading_20_4" text:outline-level="4">3.3 Conversão de Peso</text:h>
      <text:list text:style-name="L3">
        <text:list-item>
          <text:p text:style-name="P6"><text:bookmark text:name="user-content-33-conversão-de-peso"/>Permitir a conversão de peso em kg para @ (<text:span text:style-name="T1">arroba</text:span>) </text:p>
        </text:list-item>
        <text:list-item>
          <text:p text:style-name="P6">Calcular o valor do animal com base no peso e preço por @ </text:p>
        </text:list-item>
        <text:list-item>
          <text:p text:style-name="P5">Armazenar histórico de pesos e valores dos animais </text:p>
        </text:list-item>
      </text:list>
      <text:h text:style-name="Heading_20_4" text:outline-level="4">3.4 Calculadora de Rações</text:h>
      <text:list text:style-name="L4">
        <text:list-item>
          <text:p text:style-name="P8"><text:bookmark text:name="user-content-34-calculadora-de-rações"/>Oferecer opções de tipos de rações (lactação ou engorda) </text:p>
        </text:list-item>
        <text:list-item>
          <text:p text:style-name="P8">Solicitar quantidade de animais e período de duração da ração (30 dias) </text:p>
        </text:list-item>
        <text:list-item>
          <text:p text:style-name="P7">Calcular e detalhar a quantidade de ingredientes necessários </text:p>
        </text:list-item>
      </text:list>
      <text:h text:style-name="Heading_20_4" text:outline-level="4">3.5 Controle Financeiro</text:h>
      <text:list text:style-name="L5">
        <text:list-item>
          <text:p text:style-name="P10"><text:bookmark text:name="user-content-35-controle-financeiro"/>Monitorar gastos e receitas separadamente por lote ou mês </text:p>
        </text:list-item>
        <text:list-item>
          <text:p text:style-name="P10">Exibir relatórios gráficos e percentuais de lucro/gasto </text:p>
        </text:list-item>
        <text:list-item>
          <text:p text:style-name="P9">Permitir exportação de relatórios financeiros <text:span text:style-name="T1">(pdf) (não tao importante)</text:span></text:p>
        </text:list-item>
      </text:list>
      <text:h text:style-name="Heading_20_3" text:outline-level="3"><text:soft-page-break/>4. Requisitos Não Funcionais</text:h>
      <text:h text:style-name="Heading_20_4" text:outline-level="4"><text:bookmark text:name="user-content-4-requisitos-não-funcionais"/>4.1 Usabilidade</text:h>
      <text:list text:style-name="L6">
        <text:list-item>
          <text:p text:style-name="P12"><text:bookmark text:name="user-content-41-usabilidade"/>Interface intuitiva e fácil de usar </text:p>
        </text:list-item>
        <text:list-item>
          <text:p text:style-name="P12">Design responsivo para diferentes tamanhos de tela </text:p>
        </text:list-item>
        <text:list-item>
          <text:p text:style-name="P11">Suporte a acessibilidade (leitura em alto contraste, zoom) </text:p>
        </text:list-item>
      </text:list>
      <text:h text:style-name="Heading_20_4" text:outline-level="4">4.2 Desempenho</text:h>
      <text:list text:style-name="L7">
        <text:list-item>
          <text:p text:style-name="P14"><text:bookmark text:name="user-content-42-desempenho"/>Tempo de carregamento rápido das páginas principais </text:p>
        </text:list-item>
        <text:list-item>
          <text:p text:style-name="P13">Resposta rápida às interações do usuário </text:p>
        </text:list-item>
      </text:list>
      <text:h text:style-name="Heading_20_4" text:outline-level="4">4.3 Segurança</text:h>
      <text:list text:style-name="L8">
        <text:list-item>
          <text:p text:style-name="P16"><text:bookmark text:name="user-content-43-segurança"/>Autenticação segura (login e senha) </text:p>
        </text:list-item>
        <text:list-item>
          <text:p text:style-name="P16">Criptografia de dados sensíveis </text:p>
        </text:list-item>
        <text:list-item>
          <text:p text:style-name="P15">Proteção contra acesso não autorizado </text:p>
        </text:list-item>
      </text:list>
      <text:h text:style-name="Heading_20_4" text:outline-level="4">4.4 Conectividade</text:h>
      <text:list text:style-name="L9">
        <text:list-item>
          <text:p text:style-name="P18"><text:bookmark text:name="user-content-44-conectividade"/>Sincronização offline/online para armazenamento de dados </text:p>
        </text:list-item>
        <text:list-item>
          <text:p text:style-name="P17">Suporte à conexão sem fio para atualizações em tempo real </text:p>
        </text:list-item>
      </text:list>
      <text:h text:style-name="Heading_20_3" text:outline-level="3">5. Requisitos Específicos do Sistema</text:h>
      <text:h text:style-name="Heading_20_4" text:outline-level="4"><text:bookmark text:name="user-content-5-requisitos-específicos-do-sistema"/>5.1 Banco de Dados</text:h>
      <text:list text:style-name="L10">
        <text:list-item>
          <text:p text:style-name="P20"><text:bookmark text:name="user-content-51-banco-de-dados"/>Estrutura de banco de dados com tabelas para: </text:p>
          <text:list>
            <text:list-item>
              <text:p text:style-name="P20">Usuários </text:p>
            </text:list-item>
            <text:list-item>
              <text:p text:style-name="P20">Cadastro de lotes </text:p>
            </text:list-item>
            <text:list-item>
              <text:p text:style-name="P20">Relatório de gastos </text:p>
            </text:list-item>
            <text:list-item>
              <text:p text:style-name="P20">Relatório de receitas </text:p>
            </text:list-item>
            <text:list-item>
              <text:p text:style-name="P20">Receita total mensal </text:p>
            </text:list-item>
            <text:list-item>
              <text:p text:style-name="P20">Eventos (vacinação, reprodução, troca de fases) </text:p>
            </text:list-item>
            <text:list-item>
              <text:p text:style-name="P19">Rações </text:p>
            </text:list-item>
          </text:list>
        </text:list-item>
      </text:list>
      <text:h text:style-name="Heading_20_3" text:outline-level="3">6. Limitações e Restrições</text:h>
      <text:h text:style-name="Heading_20_4" text:outline-level="4"><text:bookmark text:name="user-content-6-limitações-e-restrições"/>6.1 Limitações Técnicas</text:h>
      <text:list text:style-name="L12">
        <text:list-item>
          <text:p text:style-name="P23"><text:bookmark text:name="user-content-61-limitações-técnicas"/>O aplicativo não será capaz de controlar o estoque físico dos animais </text:p>
        </text:list-item>
        <text:list-item>
          <text:p text:style-name="P22">Não haverá integração direta com equipamentos específicos da fazenda <text:span text:style-name="T1">(…)</text:span></text:p>
        </text:list-item>
      </text:list>
      <text:h text:style-name="Heading_20_4" text:outline-level="4">6.2 Limitações Legais</text:h>
      <text:list text:style-name="L13">
        <text:list-item>
          <text:p text:style-name="P24"><text:bookmark text:name="user-content-62-limitações-legais"/>O aplicativo não substituirá a assistência técnica veterinária ou nutricional </text:p>
        </text:list-item>
      </text:list>
      <text:h text:style-name="Heading_20_3" text:outline-level="3">7. Prioridades dos Requisitos</text:h>
      <text:list text:style-name="L14">
        <text:list-item>
          <text:p text:style-name="P26"><text:bookmark text:name="user-content-7-prioridades-dos-requisitos"/>Prioridade alta: Funcionalidades essenciais como cadastro de lote, calendário de eventos e controle financeiro </text:p>
        </text:list-item>
        <text:list-item>
          <text:p text:style-name="P26">Prioridade média: Conversão de peso e calculadora de rações </text:p>
        </text:list-item>
        <text:list-item>
          <text:p text:style-name="P25"><text:soft-page-break/>Prioridade baixa: Detalhes adicionais da interface e funcionalidades avançadas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11:30.550785211</meta:creation-date>
    <dc:date>2024-11-29T11:18:46.956775173</dc:date>
    <meta:editing-duration>PT7M1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64" meta:word-count="486" meta:character-count="3127" meta:non-whitespace-character-count="2707"/>
  </office:meta>
</office:document-meta>
</file>